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678EE0CFB3700E0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Source Code Pro" fo:font-size="18pt" style:font-size-asian="18pt" style:font-size-complex="18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50505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50505" loext:opacity="100%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DTU Skadesøkonomi implementeret i QGIS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>En kortfattet gennemgang</text:p>
            <text:p><text:span text:style-name="T1"/></text:p>
            <text:p><text:span text:style-name="T1">Bo Victor Thomsen, AestasGIS</text:span></text:p>
            <text:p><text:span text:style-name="T1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>Historie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Udgangspunktet: 9 ESRI ArcGIS Python baserede scripts til beregning af i alt 13 forskellige modeller.</text:p>
              </text:list-item>
              <text:list-item>
                <text:p>Ønsket: At få konverteret disse scripts til QGIS i et samlet, overskueligt system.</text:p>
              </text:list-item>
            </text:list>
            <text:list text:style-name="L3">
              <text:list-item>
                <text:list>
                  <text:list-item>
                    <text:p>Model resultater skulle konverteres til et ”celle” format</text:p>
                  </text:list-item>
                  <text:list-item>
                    <text:p>Risko beregninger skulle tilføjes</text:p>
                  </text:list-item>
                  <text:list-item>
                    <text:p>Nye modeller for skybrud og vandløb</text:p>
                  </text:list-item>
                  <text:list-item>
                    <text:p>At få det til at køre hurtiger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>Metode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At opfatte data som tabeller i en relationel database</text:p>
              </text:list-item>
              <text:list-item>
                <text:p>At udvikle modelberegninger som SQL forespørgsler</text:p>
              </text:list-item>
              <text:list-item>
                <text:p text:style-name="P5">At lade databasesystemet foretage beregninger for maksimal hastighed.</text:p>
              </text:list-item>
              <text:list-item>
                <text:p>At bruge QGIS som administrationsværktøj for databasen</text:p>
              </text:list-item>
            </text:list>
            <text:list text:style-name="L3">
              <text:list-item>
                <text:list>
                  <text:list-item>
                    <text:p>Skærmbilleder til alle administrations- og brugerfunktioner.</text:p>
                  </text:list-item>
                  <text:list-item>
                    <text:p>Holder styr på udformning af forespørgsler, tabel- og feltnavne.</text:p>
                  </text:list-item>
                  <text:list-item>
                    <text:p>”Generiske” forespørgsler konverteres til aktuelle forespørgsler og gemmes som tekster i en parametertab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Lidt nørderi...</text:p>
          </draw:text-box>
        </draw:frame>
        <draw:frame presentation:style-name="pr4" draw:text-style-name="P2" draw:layer="layout" svg:width="22.5cm" svg:height="10.4cm" svg:x="4.5cm" svg:y="3.8cm" presentation:class="outline" presentation:user-transformed="true">
          <draw:text-box>
            <text:list text:style-name="L2">
              <text:list-item>
                <text:p>Original SQL: <text:s text:c="2"/><text:span text:style-name="T2">SELECT id, geom FROM bygninger</text:span></text:p>
              </text:list-item>
              <text:list-item>
                <text:p>Generisk SQL: <text:span text:style-name="T2">SELECT {f1}, {f2} FROM {t1}</text:span></text:p>
              </text:list-item>
              <text:list-item>
                <text:p text:style-name="P5"><text:span text:style-name="T3">id, geom, bygninger</text:span><text:span text:style-name="T4"> udskiftes til </text:span><text:span text:style-name="T5">{f1}, {f2}, {t1} (kaldet ”tokens”)</text:span></text:p>
              </text:list-item>
              <text:list-item>
                <text:p>Generisk SQL og sammenhæng mellem navne og tokens gemmes som data i parametertabel</text:p>
              </text:list-item>
              <text:list-item>
                <text:p text:style-name="P5"><text:span text:style-name="T4">Sammenhæng </text:span><text:span text:style-name="T6">kan</text:span><text:span text:style-name="T4"> ændres, f.eks at </text:span><text:span text:style-name="T2">{f1}, {f2}, {t1}</text:span> ændres til betyde <text:span text:style-name="T5">fid, byggeo, bygning2</text:span></text:p>
              </text:list-item>
              <text:list-item>
                <text:p text:style-name="P5"><text:span text:style-name="T4">Ny SQL forespørgsel: </text:span><text:span text:style-name="T4"><text:line-break/></text:span><text:span text:style-name="T7">SELECT fid, byggeo FROM bygning2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atus</text:p>
          </draw:text-box>
        </draw:frame>
        <draw:frame presentation:style-name="pr4" draw:layer="layout" svg:width="22.5cm" svg:height="9.934cm" svg:x="4.5cm" svg:y="3cm" presentation:class="outline" presentation:user-transformed="true">
          <draw:text-box>
            <text:list text:style-name="L4">
              <text:list-item>
                <text:p><text:span text:style-name="T8">Hvad er lavet</text:span></text:p>
              </text:list-item>
            </text:list>
            <text:list text:style-name="L5">
              <text:list-item>
                <text:list>
                  <text:list-item>
                    <text:p><text:span text:style-name="T9">Brugerflade og grundlæggende funktionalitet</text:span></text:p>
                  </text:list-item>
                  <text:list-item>
                    <text:p><text:span text:style-name="T9">Opsætning i PostgreSQL database system</text:span></text:p>
                  </text:list-item>
                  <text:list-item>
                    <text:p><text:span text:style-name="T9">Administration af modeller </text:span></text:p>
                  </text:list-item>
                  <text:list-item>
                    <text:p><text:span text:style-name="T9">Generering af modeller</text:span></text:p>
                  </text:list-item>
                  <text:list-item>
                    <text:p><text:span text:style-name="T9">Generering af celler</text:span></text:p>
                  </text:list-item>
                  <text:list-item>
                    <text:p><text:span text:style-name="T9">13 modeller (queries, tabeldefinitioner, feltdefinitioner)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4">
              <text:list-item>
                <text:p><text:span text:style-name="T8">Hvad mangler (ønsker)</text:span></text:p>
              </text:list-item>
            </text:list>
            <text:list text:style-name="L6">
              <text:list-item>
                <text:list>
                  <text:list-item>
                    <text:p><text:span text:style-name="T9">Ledetekster skal strammes op</text:span></text:p>
                  </text:list-item>
                  <text:list-item>
                    <text:p><text:span text:style-name="T9">Modellerne Skybrud og Vandløb færdiggøres</text:span></text:p>
                  </text:list-item>
                  <text:list-item>
                    <text:p><text:span text:style-name="T9">Intern fejlhåndtering strammes op (Bruger skal oplyses om fejl er en brugerfejl eller en systemfejl)</text:span></text:p>
                  </text:list-item>
                  <text:list-item>
                    <text:p><text:span text:style-name="T9">Konvertering af opsætning til andre database systemer (GeoPackage, MS-SQL Server, Oracle,...)</text:span></text:p>
                  </text:list-item>
                  <text:list-item>
                    <text:p><text:span text:style-name="T9">Offentlig beta</text:span></text:p>
                  </text:list-item>
                  <text:list-item>
                    <text:p><text:span text:style-name="T9">Undervisning/kurser</text:span></text:p>
                  </text:list-item>
                  <text:list-item>
                    <text:p><text:span text:style-name="T9">Brugervejledning og dokumentation!</text:span></text:p>
                  </text:list-item>
                  <text:list-item>
                    <text:p><text:span text:style-name="T9">?? </text:span></text:p>
                    <text:p><text:span text:style-name="T9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678EE0CFB3700E08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5T04:53:42.567000000</meta:creation-date>
    <meta:editing-duration>PT1H50M23S</meta:editing-duration>
    <meta:editing-cycles>8</meta:editing-cycles>
    <meta:generator>LibreOffice/7.1.2.2$Windows_X86_64 LibreOffice_project/8a45595d069ef5570103caea1b71cc9d82b2aae4</meta:generator>
    <dc:title>DNA</dc:title>
    <dc:date>2021-10-05T10:11:54.990000000</dc:date>
    <meta:document-statistic meta:object-count="42"/>
  </office:meta>
</office:document-meta>
</file>